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4"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6"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7" style:family="paragraph" style:parent-style-name="Standard">
      <style:text-properties fo:font-size="12pt" fo:font-weight="normal" officeooo:rsid="00243e59" officeooo:paragraph-rsid="00679fa9" style:font-size-asian="12pt" style:font-weight-asian="normal" style:font-size-complex="12pt" style:font-weight-complex="normal"/>
    </style:style>
    <style:style style:name="P8"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1"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12"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13"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14"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P15"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16"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17"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18"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19"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20"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21"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22"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4"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25"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26"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27"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28"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29"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0" style:family="paragraph" style:parent-style-name="Standard">
      <style:text-properties fo:font-size="14pt" fo:font-weight="bold" officeooo:rsid="005a92f7" officeooo:paragraph-rsid="005a92f7" style:font-size-asian="14pt" style:font-weight-asian="bold" style:font-size-complex="14pt" style:font-weight-complex="bold"/>
    </style:style>
    <style:style style:name="P31"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32"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3"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34"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35" style:family="paragraph" style:parent-style-name="Standard">
      <style:text-properties fo:font-size="14pt" fo:font-weight="bold" officeooo:rsid="005f84a5" officeooo:paragraph-rsid="00696f8c" style:font-size-asian="14pt" style:font-weight-asian="bold" style:font-size-complex="14pt" style:font-weight-complex="bold"/>
    </style:style>
    <style:style style:name="P36"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37"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38"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39" style:family="paragraph" style:parent-style-name="Standard">
      <style:text-properties fo:font-size="14pt" fo:font-weight="bold" officeooo:rsid="00696f8c" officeooo:paragraph-rsid="00696f8c" style:font-size-asian="14pt" style:font-weight-asian="bold" style:font-size-complex="14pt" style:font-weight-complex="bold"/>
    </style:style>
    <style:style style:name="P40"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41"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42"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43"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44"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45"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6"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47"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48"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49"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50" style:family="paragraph" style:parent-style-name="Standard">
      <style:text-properties fo:font-size="12pt" fo:font-weight="normal" officeooo:rsid="0045eb57" officeooo:paragraph-rsid="006c48b8" style:font-size-asian="12pt" style:font-weight-asian="normal" style:font-size-complex="12pt" style:font-weight-complex="normal"/>
    </style:style>
    <style:style style:name="P51" style:family="paragraph" style:parent-style-name="Standard">
      <style:text-properties fo:font-size="12pt" fo:font-weight="normal" officeooo:rsid="006c48b8" officeooo:paragraph-rsid="006c48b8" style:font-size-asian="12pt" style:font-weight-asian="normal" style:font-size-complex="12pt" style:font-weight-complex="normal"/>
    </style:style>
    <style:style style:name="T1" style:family="text">
      <style:text-properties officeooo:rsid="005d0462"/>
    </style:style>
    <style:style style:name="T2" style:family="text">
      <style:text-properties officeooo:rsid="005dbff2"/>
    </style:style>
    <style:style style:name="T3" style:family="text">
      <style:text-properties officeooo:rsid="005f84a5"/>
    </style:style>
    <style:style style:name="T4" style:family="text">
      <style:text-properties officeooo:rsid="00615e96"/>
    </style:style>
    <style:style style:name="T5" style:family="text">
      <style:text-properties officeooo:rsid="0062d0ad"/>
    </style:style>
    <style:style style:name="T6" style:family="text">
      <style:text-properties officeooo:rsid="00643f98"/>
    </style:style>
    <style:style style:name="T7" style:family="text">
      <style:text-properties officeooo:rsid="0066c1b4"/>
    </style:style>
    <style:style style:name="T8" style:family="text">
      <style:text-properties officeooo:rsid="00679fa9"/>
    </style:style>
    <style:style style:name="T9" style:family="text">
      <style:text-properties style:font-name="monospace"/>
    </style:style>
    <style:style style:name="T10" style:family="text">
      <style:text-properties style:font-name="monospace" officeooo:rsid="00679fa9"/>
    </style:style>
    <style:style style:name="T11" style:family="text">
      <style:text-properties officeooo:rsid="00696f8c"/>
    </style:style>
    <style:style style:name="T12" style:family="text">
      <style:text-properties officeooo:rsid="006c48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43"><text:s text:c="23"/>Fossi-Foundation <text:s/>EDA <text:span text:style-name="T3">Standards</text:span></text:p>
      <text:p text:style-name="P42"/>
      <text:p text:style-name="P42"/>
      <text:p text:style-name="P43"/>
      <text:p text:style-name="P43"/>
      <text:p text:style-name="P43"/>
      <text:p text:style-name="P43"/>
      <text:p text:style-name="P43"/>
      <text:p text:style-name="P43"/>
      <text:p text:style-name="P43"/>
      <text:p text:style-name="P44"><text:s text:c="33"/>libreChainEDA </text:p>
      <text:p text:style-name="P44"><text:s text:c="36"/>User Manual</text:p>
      <text:p text:style-name="P43"/>
      <text:p text:style-name="P42"/>
      <text:p text:style-name="P42"/>
      <text:p text:style-name="P42"/>
      <text:p text:style-name="P42"/>
      <text:p text:style-name="P42"/>
      <text:p text:style-name="P42"/>
      <text:p text:style-name="P41"><text:s text:c="55"/></text:p>
      <text:p text:style-name="P41"/>
      <text:p text:style-name="P41"><text:s text:c="46"/></text:p>
      <text:p text:style-name="P41"/>
      <text:p text:style-name="P41"/>
      <text:p text:style-name="P41"/>
      <text:p text:style-name="P40"/>
      <text:p text:style-name="P40"/>
      <text:p text:style-name="P40"><text:s text:c="56"/><text:span text:style-name="T5">3 <text:s/>Sep 2016</text:span></text:p>
      <text:p text:style-name="P24"><text:soft-page-break/></text:p>
      <text:p text:style-name="P24"/>
      <text:p text:style-name="P30">Manifesto</text:p>
      <text:p text:style-name="P24"/>
      <text:p text:style-name="P15">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3">the </text:span>software <text:span text:style-name="T3">world</text:span>.</text:p>
      <text:p text:style-name="P15"/>
      <text:p text:style-name="P15"><text:span text:style-name="T3">LibreChainEDA is a program </text:span><text:s/>by the fossi-foundation to create and support a completely open sourced EDA tool flow. <text:span text:style-name="T1">The program goals are to:</text:span></text:p>
      <text:p text:style-name="P15"/>
      <text:p text:style-name="P15"/>
      <text:p text:style-name="P15"/>
      <text:p text:style-name="P15">1) Identify <text:span text:style-name="T1">a</text:span> set of open sourced EDA tools t<text:span text:style-name="T1">o be</text:span> supported under this <text:span text:style-name="T3">program</text:span>.</text:p>
      <text:p text:style-name="P15"/>
      <text:p text:style-name="P15"/>
      <text:p text:style-name="P15">2) Provide system administration support over the internet to all users</text:p>
      <text:p text:style-name="P15"/>
      <text:p text:style-name="P15"><text:s text:c="4"/>Create install scripts for all major linux distros.</text:p>
      <text:p text:style-name="P15"/>
      <text:p text:style-name="P15"><text:s text:c="4"/>Provide mirrors for all tool <text:span text:style-name="T3">installs from</text:span> one location</text:p>
      <text:p text:style-name="P15"/>
      <text:p text:style-name="P15"><text:s text:c="4"/><text:span text:style-name="T3">Work </text:span><text:s/>with the tool design teams to provide tool <text:span text:style-name="T3">installs from </text:span>major linux app servers <text:s/>(ex: Ubuntu)</text:p>
      <text:p text:style-name="P15"/>
      <text:p text:style-name="P15"><text:s text:c="4"/><text:span text:style-name="T3">Work with the tool design teams to identify and fill needs in open sourced tools.</text:span></text:p>
      <text:p text:style-name="P16"/>
      <text:p text:style-name="P16"/>
      <text:p text:style-name="P16"/>
      <text:p text:style-name="P16"><text:span text:style-name="T3">3</text:span>) Create <text:span text:style-name="T1">a packaging and</text:span> coding guidelines document for hardware <text:span text:style-name="T2">IP</text:span> designers.</text:p>
      <text:p text:style-name="P16"/>
      <text:p text:style-name="P16"/>
      <text:p text:style-name="P17"><text:span text:style-name="T3">4</text:span>) Create a document for tool smiths <text:span text:style-name="T3">of best practices for</text:span> <text:s/>EDA tool <text:span text:style-name="T3">design.</text:span></text:p>
      <text:p text:style-name="P18"/>
      <text:p text:style-name="P8"><text:s text:c="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9"><text:span text:style-name="T4">LibreChainEDA Is/Is Not list</text:span>.</text:p>
      <text:p text:style-name="P1"/>
      <text:p text:style-name="P1"/>
      <text:p text:style-name="P19">LibreChainEDA is designed to meet the needs of a professional IC design team. I<text:span text:style-name="T5">t</text:span> may be used for FPGA design as well <text:s/><text:span text:style-name="T5">but all flows will be suitable for use by IC design teams</text:span></text:p>
      <text:p text:style-name="P2"/>
      <text:p text:style-name="P19">All IP will conform to the IP-Xact 1685-2014 packaging standard. <text:span text:style-name="T5">A set of</text:span> <text:span text:style-name="T5">vendorExtensions will be created to augment the standard where needed.</text:span></text:p>
      <text:p text:style-name="P2"/>
      <text:p text:style-name="P19">All work will be licensed under ??????????????????????????? <text:s/><text:span text:style-name="T6">All libreChainEDA will be open source non-commercial but there are no restrictions on using libreChainEDA to create commercial designs.</text:span></text:p>
      <text:p text:style-name="P2"/>
      <text:p text:style-name="P20">All flows will be completely automated with no human intervention required</text:p>
      <text:p text:style-name="P20"/>
      <text:p text:style-name="P20"><text:span text:style-name="T6">Tool f</text:span>lows will be designed for parallel execution where ever possible.</text:p>
      <text:p text:style-name="P2"/>
      <text:p text:style-name="P21">Tool flows will be self checking and fatal errors will not be buried deep in some log file.</text:p>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
      <text:p text:style-name="P3"/>
      <text:p text:style-name="P31">LibreChainEDA Supported Tools</text:p>
      <text:p text:style-name="P25"/>
      <text:p text:style-name="P25"/>
      <text:p text:style-name="P34">kactus2 </text:p>
      <text:p text:style-name="P34"/>
      <text:p text:style-name="P34"><text:span text:style-name="T8">Version </text:span>3.1.2</text:p>
      <text:p text:style-name="P31"/>
      <text:p text:style-name="P38"><text:a xlink:type="simple" xlink:href="https://sourceforge.net/projects/kactus2/" text:style-name="Internet_20_link" text:visited-style-name="Visited_20_Internet_20_Link">sourceforge.net/projects/kactus2/</text:a></text:p>
      <text:p text:style-name="P7"/>
      <text:p text:style-name="P11"/>
      <text:p text:style-name="P31"/>
      <text:p text:style-name="P34"><text:span text:style-name="T4">fusesoc</text:span> <text:s/></text:p>
      <text:p text:style-name="P34"/>
      <text:p text:style-name="P34"><text:span text:style-name="T8">Version </text:span>1.<text:span text:style-name="T4">5</text:span></text:p>
      <text:p text:style-name="P26"/>
      <text:p text:style-name="P38">github.com/olofk</text:p>
      <text:p text:style-name="P26"/>
      <text:p text:style-name="P32"/>
      <text:p text:style-name="P31"/>
      <text:p text:style-name="P31"/>
      <text:p text:style-name="P34"><text:span text:style-name="T4">icarus verilog </text:span><text:s/></text:p>
      <text:p text:style-name="P34"/>
      <text:p text:style-name="P38">Version 10 </text:p>
      <text:p text:style-name="P31"/>
      <text:p text:style-name="P38"><text:a xlink:type="simple" xlink:href="http://iverilog.icarus.com/" text:style-name="Internet_20_link" text:visited-style-name="Visited_20_Internet_20_Link">iverilog.icarus.com/</text:a></text:p>
      <text:p text:style-name="P38"/>
      <text:p text:style-name="P38"><text:span text:style-name="Source_20_Text"><text:span text:style-name="T9">github.com/steveicarus/iverilog.git</text:span></text:span></text:p>
      <text:p text:style-name="P38"><text:span text:style-name="Source_20_Text"><text:span text:style-name="T9"/></text:span></text:p>
      <text:p text:style-name="P38"><text:span text:style-name="Source_20_Text"><text:span text:style-name="T9"/></text:span></text:p>
      <text:p text:style-name="P12"/>
      <text:p text:style-name="P31"/>
      <text:p text:style-name="P34"><text:span text:style-name="T4">verilator </text:span><text:s/></text:p>
      <text:p text:style-name="P34"/>
      <text:p text:style-name="P34"><text:span text:style-name="T8">Version </text:span>3.<text:span text:style-name="T8">886</text:span></text:p>
      <text:p text:style-name="P25"/>
      <text:p text:style-name="P38"><text:a xlink:type="simple" xlink:href="http://www.veripool.org/projects/verilator/wiki/Installing" text:style-name="Internet_20_link" text:visited-style-name="Visited_20_Internet_20_Link">www.veripool.org/projects/verilator/wiki/Installing</text:a></text:p>
      <text:p text:style-name="P38"/>
      <text:p text:style-name="P11">Most engineers will spend their entire career without ever encountering a problem that is so new that it has never been seen before now. Some of our problems are so old that their original names are in Latin.</text:p>
      <text:p text:style-name="P26"><text:soft-page-break/></text:p>
      <text:p text:style-name="P34"><text:span text:style-name="T4">ghdl</text:span> </text:p>
      <text:p text:style-name="P34"/>
      <text:p text:style-name="P38">Version 0.29.1</text:p>
      <text:p text:style-name="P26"><text:span text:style-name="Source_20_Text"><text:span text:style-name="T9"/></text:span></text:p>
      <text:p text:style-name="P28"><text:span text:style-name="Source_20_Text"><text:span text:style-name="T10">ghdl.free.fr/site/pmwiki.php?n=Main.Download</text:span></text:span></text:p>
      <text:p text:style-name="P11"/>
      <text:p text:style-name="P32"/>
      <text:p text:style-name="P32"/>
      <text:p text:style-name="P32"/>
      <text:p text:style-name="P34"><text:span text:style-name="T4">gtkwave</text:span> </text:p>
      <text:p text:style-name="P34"/>
      <text:p text:style-name="P34"><text:span text:style-name="T8">Version </text:span>3.<text:span text:style-name="T8">3</text:span>.<text:span text:style-name="T8">76</text:span></text:p>
      <text:p text:style-name="P34"/>
      <text:p text:style-name="P38"><text:a xlink:type="simple" xlink:href="http://gtkwave.sourceforge.net/" text:style-name="Internet_20_link" text:visited-style-name="Visited_20_Internet_20_Link">gtkwave.sourceforge.net/</text:a></text:p>
      <text:p text:style-name="P38"/>
      <text:p text:style-name="P12"/>
      <text:p text:style-name="P32"/>
      <text:p text:style-name="P45">covered </text:p>
      <text:p text:style-name="P34"/>
      <text:p text:style-name="P34"><text:span text:style-name="T8">Version 0</text:span>.<text:span text:style-name="T8">7</text:span>.<text:span text:style-name="T8">10</text:span></text:p>
      <text:p text:style-name="P34"/>
      <text:p text:style-name="P38"><text:a xlink:type="simple" xlink:href="http://covered.sourceforge.net/" text:style-name="Internet_20_link" text:visited-style-name="Visited_20_Internet_20_Link">covered.sourceforge.net</text:a></text:p>
      <text:p text:style-name="P38"/>
      <text:p text:style-name="P38"/>
      <text:p text:style-name="P11"/>
      <text:p text:style-name="P34"><text:span text:style-name="T4">yosys </text:span><text:s/></text:p>
      <text:p text:style-name="P34"/>
      <text:p text:style-name="P34"><text:span text:style-name="T8">version 0</text:span>.<text:span text:style-name="T8">6</text:span></text:p>
      <text:p text:style-name="P34"/>
      <text:p text:style-name="P38">www.clifford.at/yosys/</text:p>
      <text:p text:style-name="P26"/>
      <text:p text:style-name="P11"/>
      <text:p text:style-name="P32"/>
      <text:p text:style-name="P33"/>
      <text:p text:style-name="P33"/>
      <text:p text:style-name="P33"/>
      <text:p text:style-name="P33"/>
      <text:p text:style-name="P33"/>
      <text:p text:style-name="P33"/>
      <text:p text:style-name="P33"/>
      <text:p text:style-name="P33"/>
      <text:p text:style-name="P33"><text:soft-page-break/><text:span text:style-name="T5">ICE Storm </text:span><text:s/></text:p>
      <text:p text:style-name="P33"/>
      <text:p text:style-name="P38">Version </text:p>
      <text:p text:style-name="P38">www.clifford.at/icestorm/</text:p>
      <text:p text:style-name="P13"/>
      <text:p text:style-name="P32"/>
      <text:p text:style-name="P32"/>
      <text:p text:style-name="P32"/>
      <text:p text:style-name="P35"><text:span text:style-name="T4">Xilinx Webpack</text:span> </text:p>
      <text:p text:style-name="P35"/>
      <text:p text:style-name="P35"><text:span text:style-name="T11">Version 14</text:span>.<text:span text:style-name="T11">7</text:span></text:p>
      <text:p text:style-name="P35"/>
      <text:p text:style-name="P39">www.xilinx.com/products/design-tools/ise-design-suite/ise-webpack.html</text:p>
      <text:p text:style-name="P25"/>
      <text:p text:style-name="P26"/>
      <text:p text:style-name="P11"/>
      <text:p text:style-name="P25"/>
      <text:p text:style-name="P25"/>
      <text:p text:style-name="P36">Altera quatrus <text:span text:style-name="T11">prime lite</text:span></text:p>
      <text:p text:style-name="P36"/>
      <text:p text:style-name="P39">Version 16.0</text:p>
      <text:p text:style-name="P39"/>
      <text:p text:style-name="P39">www.altera.com/downloads/download-center.html</text:p>
      <text:p text:style-name="P25"/>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2">LibreChainEDA Supported <text:span text:style-name="T4">Development Boards</text:span></text:p>
      <text:p text:style-name="P26"/>
      <text:p text:style-name="P26"/>
      <text:p text:style-name="P26"/>
      <text:p text:style-name="P26"/>
      <text:p text:style-name="P47"/>
      <text:p text:style-name="P50"><text:span text:style-name="T12">After a System-on-chip design is created it will then be retargeted into any number of FPGA or ASIC designs. <text:s/>The pad ring module for a design targeted into a FPGA development board will be almost identical to any other SOC design targeted to that same board. Only the module names and parameters will be different.</text:span></text:p>
      <text:p text:style-name="P50"/>
      <text:p text:style-name="P51">LibreChainEDA will maintain template designs for the most popular FPGA development boards in order to vacillate retargeting designs to other boards.</text:p>
      <text:p text:style-name="P51"/>
      <text:p text:style-name="P51">Supported boards are</text:p>
      <text:p text:style-name="P47"/>
      <text:p text:style-name="P36">Digilent Nexys2</text:p>
      <text:p text:style-name="P32"/>
      <text:p text:style-name="P32"/>
      <text:p text:style-name="P36">DE0_nano</text:p>
      <text:p text:style-name="P3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37">Introduction</text:p>
      <text:p text:style-name="P27"/>
      <text:p text:style-name="P6"/>
      <text:p text:style-name="P21">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21"/>
      <text:p text:style-name="P21"/>
      <text:p text:style-name="P22">Most EDA tool flows used in the industry are a joke. Makefiles calling perl scripts calling EDA tools and then calling SED a few times to fix an output file. Then you hack the whole thing to run recursively.</text:p>
      <text:p text:style-name="P22"/>
      <text:p text:style-name="P22"/>
      <text:p text:style-name="P22">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32"><text:s/></text:p>
      <text:p text:style-name="P22">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7">the silicon design house engineers may be seeing their own requirements for the first time.</text:span></text:p>
      <text:p text:style-name="P22"/>
      <text:p text:style-name="P23">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23"/>
      <text:p text:style-name="P23">LibreChainEDA is a program designed to harness the power of open source to create a powerful collection of EDA tool flows and make then available to all designers in the industry for ASIC and FPGA designs.</text:p>
      <text:p text:style-name="P23"/>
      <text:p text:style-name="P23"/>
      <text:p text:style-name="P23"/>
      <text:p text:style-name="P23"/>
      <text:p text:style-name="P2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09T09:59:45.546850690</dc:date>
    <meta:editing-duration>PT8H13M40S</meta:editing-duration>
    <meta:editing-cycles>41</meta:editing-cycles>
    <meta:generator>LibreOffice/5.1.4.2$Linux_X86_64 LibreOffice_project/10m0$Build-2</meta:generator>
    <meta:document-statistic meta:table-count="0" meta:image-count="0" meta:object-count="0" meta:page-count="8" meta:paragraph-count="75" meta:word-count="840" meta:character-count="5557" meta:non-whitespace-character-count="4487"/>
  </office:meta>
</office:document-meta>
</file>